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office:automatic-styles>
  <office:body>
    <office:text text:use-soft-page-breaks="true">
      <text:p text:style-name="P1">Deadly Diamond of Death (DDD) problem</text:p>
      <text:p text:style-name="Normal">One known programming challenge is dealing with numerous inheritances. Which means, a single class inherits characteristics from two or more<text:s/>separate<text:s/>parent classes. However,<text:s/>java prohibits the multiple inheritances to make sure bugs and problems do not arise.<text:s/>In this document the “Deadly diamond of death” (DDD) problem will be explained along with the reasons it occurs and what a suitable solution to the problem would be.</text:p>
      <text:p text:style-name="Normal">"Deadly Diamond of Death" explains a problem that occurs when multiple inheritances are not handled properly or carefully.</text:p>
      <text:p text:style-name="Normal">Imagine<text:s/>there<text:s/>are<text:s/>three classes: A, B, and C. Both B and C inherit from A.<text:s/>You want to create a new class, D, which inherits from both B and C. In a multiple inheritance scenario, D would inherit attributes and methods from both B and C.</text:p>
      <text:p text:style-name="Normal">Diagram for the scenario</text:p>
      <text:p text:style-name="Normal"><text:s text:c="4"/>A</text:p>
      <text:p text:style-name="Normal"><text:s text:c="3"/>/ \</text:p>
      <text:p text:style-name="Normal"><text:s text:c="2"/>B <text:s text:c="2"/>C</text:p>
      <text:p text:style-name="Normal"><text:s text:c="3"/>\ /</text:p>
      <text:p text:style-name="Normal"><text:s text:c="4"/>D</text:p>
      <text:p text:style-name="Normal">Consider the following scenario: A has a doSomething() function, which B and C each override with their own implementations. Because D inherits from both B and C, it is unclear which version of doSomething() it should utilise in this scenario. This ambiguity is the source of the DDD quandary.</text:p>
      <text:p text:style-name="Normal">What Is the History of DDD?</text:p>
      <text:p text:style-name="Normal">The uncertainty generated by repeated inheritance causes the DDD dilemma. Because D in our example inherits from both B and C, it is unclear whether to utilise the doSomething() method from B or C. Because of this uncertainty, the code may be difficult to understand, maintain, and debug.</text:p>
      <text:p text:style-name="Normal"/>
      <text:p text:style-name="Normal"/>
      <text:p text:style-name="Normal"/>
      <text:p text:style-name="Normal"/>
      <text:soft-page-break/>
      <text:p text:style-name="Normal">The Function of Interfaces</text:p>
      <text:p text:style-name="Normal">Java introduces the idea of interfaces to address the DDD issue and to allow for regulated multiple inheritance. An interface establishes a contract—a set of functions that must be provided by a class that implements the interface. A Java class, as opposed to a class, can implement many interfaces.</text:p>
      <text:p text:style-name="Normal"/>
      <text:p text:style-name="Normal">Let's revisit our example using interfaces:</text:p>
      <text:p text:style-name="Normal"><text:s text:c="4"/>A</text:p>
      <text:p text:style-name="Normal"><text:s text:c="3"/>/ \</text:p>
      <text:p text:style-name="Normal"><text:s text:c="2"/>B <text:s text:c="2"/>C</text:p>
      <text:p text:style-name="Normal"><text:s text:c="3"/>\ /</text:p>
      <text:p text:style-name="Normal"><text:s text:c="4"/>D</text:p>
      <text:p text:style-name="Normal"/>
      <text:p text:style-name="Normal">In this case, A, B, and C can be ordinary classes, and D can implement interfaces provided by B and C. D specifies which tactics from B and C will be used in this manner. There is no doubt because the interfaces say precisely which behaviour D will inherit.</text:p>
      <text:p text:style-name="Normal"/>
      <text:p text:style-name="Normal">EXAMPLE:</text:p>
      <text:p text:style-name="Normal"/>
      <text:p text:style-name="Normal">interface Shape {</text:p>
      <text:p text:style-name="Normal"><text:s text:c="4"/>double area();</text:p>
      <text:p text:style-name="Normal">}</text:p>
      <text:p text:style-name="Normal"/>
      <text:p text:style-name="Normal">class Circle implements Shape {</text:p>
      <text:p text:style-name="Normal"><text:s text:c="4"/>double radius;</text:p>
      <text:p text:style-name="Normal"/>
      <text:p text:style-name="Normal"><text:s text:c="4"/>Circle(double radius) {</text:p>
      <text:p text:style-name="Normal"><text:s text:c="8"/>this.radius = radius;</text:p>
      <text:p text:style-name="Normal"><text:s text:c="4"/>}</text:p>
      <text:p text:style-name="Normal"/>
      <text:p text:style-name="Normal"><text:s text:c="4"/>@Override</text:p>
      <text:soft-page-break/>
      <text:p text:style-name="Normal"><text:s text:c="4"/>public double area() {</text:p>
      <text:p text:style-name="Normal"><text:s text:c="8"/>return Math.PI * radius * radius;</text:p>
      <text:p text:style-name="Normal"><text:s text:c="4"/>}</text:p>
      <text:p text:style-name="Normal">}</text:p>
      <text:p text:style-name="Normal"/>
      <text:p text:style-name="Normal">class Rectangle implements Shape {</text:p>
      <text:p text:style-name="Normal"><text:s text:c="4"/>double width;</text:p>
      <text:p text:style-name="Normal"><text:s text:c="4"/>double height;</text:p>
      <text:p text:style-name="Normal"/>
      <text:p text:style-name="Normal"><text:s text:c="4"/>Rectangle(double width, double height) {</text:p>
      <text:p text:style-name="Normal"><text:s text:c="8"/>this.width = width;</text:p>
      <text:p text:style-name="Normal"><text:s text:c="8"/>this.height = height;</text:p>
      <text:p text:style-name="Normal"><text:s text:c="4"/>}</text:p>
      <text:p text:style-name="Normal"/>
      <text:p text:style-name="Normal"><text:s text:c="4"/>@Override</text:p>
      <text:p text:style-name="Normal"><text:s text:c="4"/>public double area() {</text:p>
      <text:p text:style-name="Normal"><text:s text:c="8"/>return width * height;</text:p>
      <text:p text:style-name="Normal"><text:s text:c="4"/>}</text:p>
      <text:p text:style-name="Normal">}</text:p>
      <text:p text:style-name="Normal"/>
      <text:p text:style-name="Normal">class Square implements Shape {</text:p>
      <text:p text:style-name="Normal"><text:s text:c="4"/>double side;</text:p>
      <text:p text:style-name="Normal"/>
      <text:p text:style-name="Normal"><text:s text:c="4"/>Square(double side) {</text:p>
      <text:p text:style-name="Normal"><text:s text:c="8"/>this.side = side;</text:p>
      <text:p text:style-name="Normal"><text:s text:c="4"/>}</text:p>
      <text:p text:style-name="Normal"/>
      <text:p text:style-name="Normal"><text:s text:c="4"/>@Override</text:p>
      <text:p text:style-name="Normal"><text:s text:c="4"/>public double area() {</text:p>
      <text:soft-page-break/>
      <text:p text:style-name="Normal"><text:s text:c="8"/>return side * side;</text:p>
      <text:p text:style-name="Normal"><text:s text:c="4"/>}</text:p>
      <text:p text:style-name="Normal">}</text:p>
      <text:p text:style-name="Normal"/>
      <text:p text:style-name="Normal">In the example above, the Shape interface requires that any class that implements it offer an area() function. This interface is implemented by the classes Circle, Rectangle, and Square, each having its own implementation of the area() method. Java avoids the DDD problem while still supporting many inheritance-like features through interfaces.</text:p>
      <text:p text:style-name="Normal"/>
      <text:p text:style-name="Normal">When multiple inheritance produces uncertainty in method inheritance, the DDD problem occurs in Java. Java addresses this issue by offering interfaces that enable classes to select which methods to inherit. Interfaces offer a straightforward and controlled way of gaining multiple inheritance-like properties without the complications involved with direct multiple inheritance. Knowing and utilising interfaces allows Java programmers to write clean, manageable, and easy cod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25%"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2222in" fo:margin-bottom="0.0555in" fo:line-height="100%"/>
      <style:text-properties style:font-name="Calibri Light" style:font-name-asian="Times New Roman"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text-align="center" fo:margin-top="0.1111in" fo:margin-bottom="0.0277in" fo:line-height="100%"/>
      <style:text-properties style:font-name="Calibri Light" style:font-name-asian="Times New Roman" style:font-name-complex="Times New Roman"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in" fo:line-height="100%"/>
      <style:text-properties style:font-name="Calibri Light" style:font-name-asian="Times New Roman" style:font-name-complex="Times New Roman" fo:font-size="16pt" style:font-size-asian="16pt" style:font-size-complex="16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in"/>
      <style:text-properties style:font-name="Calibri Light" style:font-name-asian="Times New Roman" style:font-name-complex="Times New Roman" fo:font-style="italic" style:font-style-asian="italic" style:font-style-complex="italic" fo:font-size="15pt" style:font-size-asian="15pt" style:font-size-complex="15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font-size="14pt" style:font-size-asian="14pt" style:font-size-complex="14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font-size="13pt" style:font-size-asian="13pt" style:font-size-complex="13pt"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ize="12pt" style:font-size-asian="12pt" style:font-size-complex="12pt"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font-size="11pt" style:font-size-asian="11pt" style:font-size-complex="11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Times New Roman" style:font-name-complex="Times New Roman" fo:font-size="16pt" style:font-size-asian="16pt" style:font-size-complex="16pt"/>
    </style:style>
    <style:style style:name="Heading3Char" style:display-name="Heading 3 Char" style:family="text" style:parent-style-name="DefaultParagraphFont">
      <style:text-properties style:font-name="Calibri Light" style:font-name-asian="Times New Roman" style:font-name-complex="Times New Roman" fo:font-size="16pt" style:font-size-asian="16pt" style:font-size-complex="16pt"/>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font-size="15pt" style:font-size-asian="15pt" style:font-size-complex="15pt"/>
    </style:style>
    <style:style style:name="Heading5Char" style:display-name="Heading 5 Char" style:family="text" style:parent-style-name="DefaultParagraphFont">
      <style:text-properties style:font-name="Calibri Light" style:font-name-asian="Times New Roman" style:font-name-complex="Times New Roman" fo:font-size="14pt" style:font-size-asian="14pt" style:font-size-complex="14pt"/>
    </style:style>
    <style:style style:name="Heading6Char" style:display-name="Heading 6 Char" style:family="text" style:parent-style-name="DefaultParagraphFont">
      <style:text-properties style:font-name="Calibri Light" style:font-name-asian="Times New Roman" style:font-name-complex="Times New Roman" fo:font-style="italic" style:font-style-asian="italic" style:font-style-complex="italic" fo:font-size="13pt" style:font-size-asian="13pt" style:font-size-complex="13pt"/>
    </style:style>
    <style:style style:name="Heading7Char" style:display-name="Heading 7 Char" style:family="text" style:parent-style-name="DefaultParagraphFont">
      <style:text-properties style:font-name="Calibri Light" style:font-name-asian="Times New Roman" style:font-name-complex="Times New Roman" fo:font-size="12pt" style:font-size-asian="12pt" style:font-size-complex="12pt"/>
    </style:style>
    <style:style style:name="Heading8Char" style:display-name="Heading 8 Char" style:family="text" style:parent-style-name="DefaultParagraphFont">
      <style:text-properties style:font-name="Calibri Light" style:font-name-asian="Times New Roman" style:font-name-complex="Times New Roman" fo:font-style="italic" style:font-style-asian="italic" style:font-style-complex="italic" fo:font-size="11pt" style:font-size-asian="11pt" style:font-size-complex="11pt"/>
    </style:style>
    <style:style style:name="Heading9Char" style:display-name="Heading 9 Char" style:family="text" style:parent-style-name="DefaultParagraphFont">
      <style:text-properties fo:font-weight="bold" style:font-weight-asian="bold" style:font-weight-complex="bold" fo:font-style="italic" style:font-style-asian="italic" style:font-style-complex="italic"/>
    </style:style>
    <style:style style:name="Caption" style:display-name="Caption" style:family="paragraph" style:parent-style-name="Normal" style:next-style-name="Normal">
      <style:paragraph-properties fo:line-height="100%"/>
      <style:text-properties fo:font-weight="bold" style:font-weight-asian="bold" style:font-weight-complex="bold" fo:color="#404040" fo:font-size="8pt" style:font-size-asian="8pt" style:font-size-complex="8pt" fo:hyphenate="false"/>
    </style:style>
    <style:style style:name="Title" style:display-name="Title" style:family="paragraph" style:parent-style-name="Normal" style:next-style-name="Normal">
      <style:paragraph-properties fo:border-top="0.0104in solid #A5A5A5" fo:border-left="none" fo:border-bottom="0.0104in solid #A5A5A5" fo:border-right="none" fo:padding-top="0.1111in" fo:padding-left="0in" fo:padding-bottom="0.1111in" fo:padding-right="0in" style:shadow="none" style:contextual-spacing="true" fo:text-align="center" fo:margin-bottom="0.2777in" fo:line-height="100%"/>
      <style:text-properties style:font-name="Calibri Light" style:font-name-asian="Times New Roman" style:font-name-complex="Times New Roman" fo:text-transform="uppercase" fo:color="#44546A" fo:letter-spacing="0.0208in" fo:font-size="36pt" style:font-size-asian="36pt" style:font-size-complex="36pt" fo:hyphenate="false"/>
    </style:style>
    <style:style style:name="TitleChar" style:display-name="Title Char" style:family="text" style:parent-style-name="DefaultParagraphFont">
      <style:text-properties style:font-name="Calibri Light" style:font-name-asian="Times New Roman" style:font-name-complex="Times New Roman" fo:text-transform="uppercase" fo:color="#44546A" fo:letter-spacing="0.0208in" fo:font-size="36pt" style:font-size-asian="36pt" style:font-size-complex="36pt"/>
    </style:style>
    <style:style style:name="Subtitle" style:display-name="Subtitle" style:family="paragraph" style:parent-style-name="Normal" style:next-style-name="Normal">
      <style:paragraph-properties fo:text-align="center"/>
      <style:text-properties fo:color="#44546A" fo:font-size="14pt" style:font-size-asian="14pt" style:font-size-complex="14pt" fo:hyphenate="false"/>
    </style:style>
    <style:style style:name="SubtitleChar" style:display-name="Subtitle Char" style:family="text" style:parent-style-name="DefaultParagraphFont">
      <style:text-properties fo:color="#44546A" fo:font-size="14pt" style:font-size-asian="14pt" style:font-size-complex="14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fo:color="#000000"/>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7B7B7B" fo:font-size="12pt" style:font-size-asian="12pt" style:font-size-complex="12pt" fo:hyphenate="false"/>
    </style:style>
    <style:style style:name="QuoteChar" style:display-name="Quote Char" style:family="text" style:parent-style-name="DefaultParagraphFont">
      <style:text-properties fo:font-style="italic" style:font-style-asian="italic" style:font-style-complex="italic" fo:color="#7B7B7B" fo:font-size="12pt" style:font-size-asian="12pt" style:font-size-complex="12pt"/>
    </style:style>
    <style:style style:name="IntenseQuote" style:display-name="Intense Quote" style:family="paragraph" style:parent-style-name="Normal" style:next-style-name="Normal">
      <style:paragraph-properties fo:text-align="center" fo:margin-top="0.1111in" fo:line-height="115%" fo:margin-left="0.65in" fo:margin-right="0.65in">
        <style:tab-stops/>
      </style:paragraph-properties>
      <style:text-properties style:font-name="Calibri Light" style:font-name-asian="Times New Roman" style:font-name-complex="Times New Roman" fo:text-transform="uppercase" fo:color="#2F5496" fo:font-size="14pt" style:font-size-asian="14pt" style:font-size-complex="14pt" fo:hyphenate="false"/>
    </style:style>
    <style:style style:name="IntenseQuoteChar" style:display-name="Intense Quote Char" style:family="text" style:parent-style-name="DefaultParagraphFont">
      <style:text-properties style:font-name="Calibri Light" style:font-name-asian="Times New Roman" style:font-name-complex="Times New Roman" fo:text-transform="uppercase" fo:color="#2F5496" fo:font-size="14pt" style:font-size-asian="14pt" style:font-size-complex="14pt"/>
    </style:style>
    <style:style style:name="SubtleEmphasis" style:display-name="Subtle Emphasis" style:family="text" style:parent-style-name="DefaultParagraphFont">
      <style:text-properties fo:font-style="italic" style:font-style-asian="italic" style:font-style-complex="italic" fo:color="#595959"/>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use-window-font-color="true"/>
    </style:style>
    <style:style style:name="SubtleReference" style:display-name="Subtle Reference" style:family="text" style:parent-style-name="DefaultParagraphFont">
      <style:text-properties fo:text-transform="none" fo:font-variant="small-caps" fo:color="#404040" fo:letter-spacing="normal" style:text-underline-type="single" style:text-underline-style="solid" style:text-underline-width="auto" style:text-underline-mode="continuous" style:text-underline-color="#7F7F7F"/>
    </style:style>
    <style:style style:name="IntenseReference" style:display-name="Intense Reference" style:family="text" style:parent-style-name="DefaultParagraphFont">
      <style:text-properties fo:font-weight="bold" style:font-weight-asian="bold" style:font-weight-complex="bold" fo:text-transform="none" fo:font-variant="small-caps" style:use-window-font-color="true" fo:letter-spacing="normal"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text-transform="none" fo:font-variant="small-caps" fo:letter-spacing="normal"/>
    </style:style>
    <style:style style:name="TOCHeading" style:display-name="TOC Heading" style:family="paragraph" style:parent-style-name="Heading1"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abir, Naveed</meta:initial-creator>
    <dc:creator>Sabir, Naveed</dc:creator>
    <meta:creation-date>2023-10-05T08:30:00Z</meta:creation-date>
    <dc:date>2023-10-05T12:24:00Z</dc:date>
    <meta:template xlink:href="Normal" xlink:type="simple"/>
    <meta:editing-cycles>1</meta:editing-cycles>
    <meta:editing-duration>PT14040S</meta:editing-duration>
    <meta:document-statistic meta:page-count="4" meta:paragraph-count="7" meta:word-count="552" meta:character-count="3694" meta:row-count="26" meta:non-whitespace-character-count="3149"/>
  </office:meta>
</office:document-meta>
</file>